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15c" officeooo:paragraph-rsid="0000c15c"/>
    </style:style>
    <style:style style:name="P2" style:family="paragraph" style:parent-style-name="Standard">
      <style:text-properties officeooo:rsid="0001e07a" officeooo:paragraph-rsid="0001e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ake it look like we want it too</text:p>
      <text:p text:style-name="P2"><text:tab/>a) bookmarks integrate into the button and description fields nad clickable to wished URLs</text:p>
      <text:p text:style-name="P1">2. integrate it into the brow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0-30T10:56:58.817000000</dc:date>
    <meta:editing-duration>PT4M47S</meta:editing-duration>
    <meta:editing-cycles>2</meta:editing-cycles>
    <meta:document-statistic meta:table-count="0" meta:image-count="0" meta:object-count="0" meta:page-count="1" meta:paragraph-count="3" meta:word-count="29" meta:character-count="158" meta:non-whitespace-character-count="131"/>
  </office:meta>
</office:document-meta>
</file>